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9583in"/>
    </style:style>
    <style:style style:name="Table49.B" style:family="table-column">
      <style:table-column-properties style:column-width="0.5618in"/>
    </style:style>
    <style:style style:name="Table49.C" style:family="table-column">
      <style:table-column-properties style:column-width="0.6257in"/>
    </style:style>
    <style:style style:name="Table49.D" style:family="table-column">
      <style:table-column-properties style:column-width="3.3535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2083in"/>
    </style:style>
    <style:style style:name="Table68.B" style:family="table-column">
      <style:table-column-properties style:column-width="5.291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other writers in the same vein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list(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list(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Any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3), (0,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anybody interested,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sorts the given list.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Given the list of </text:span><text:span text:style-name="T14">words</text:span><text:span text:style-name="T3"> and a </text:span><text:span text:style-name="T14">shape</text:span><text:span text:style-name="T3">, find and return a list of all words that have that particular </text:span><text:span text:style-name="T14">shape</text:span><text:span text:style-name="T3">.</text:span></text:p>
      <text:p text:style-name="P2"/>
      <text:p text:style-name="P1"><text:span text:style-name="T3">Note that your function, same as all the other functions that operate on lists of words specified in this document, should not try to read the wordlist file, even if Python makes this possible with just a couple of lines of code. The tester script already reads in the wordlist and builds the list of words from there. Your function should just use this list of </text:span><text:span text:style-name="T14">words</text:span><text:span text:style-name="T3"> given to it as a parameter without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3896769063"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whenever </text:span><text:span text:style-name="T14">out &gt; in</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Really, fractional bases are a real thing. Take a deep breath to think about its implications, and then imagine trying to do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from the class examples, it is not immediately obvious that the loop is guaranteed to eventually reach its goal and terminate. However, a combinatorial proof show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sequence,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 Your opponent is standing at the center of a one-dimensional platform that reaches </text:span><text:span text:style-name="T14">n-1</text:span><text:span text:style-name="T3"> steps to both directions, with </text:span><text:a xlink:type="simple" xlink:href="https://en.wikipedia.org/wiki/Between_Scylla_and_Charybdis" text:style-name="ListLabel_20_37" text:visited-style-name="ListLabel_20_37"><text:span text:style-name="T10">Scylla and Charybdis</text:span></text:a><text:span text:style-name="T3"> hungrily waiting at each end of the platform at distance </text:span><text:span text:style-name="T14">n</text:span><text:span text:style-name="T3">. The opponent gives you a </text:span><text:span text:style-name="T14">sequence</text:span><text:span text:style-name="T3"> of his planned moves as a string that consists of characters </text:span><text:span text:style-name="T14">'+'</text:span><text:span text:style-name="T3"> ("🎶 just a step to the ri-i-i-i-ight" 🎶) and </text:span><text:span text:style-name="T14">'-'</text:span><text:span text:style-name="T3"> (move one step to the left) only, with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 sequence (that is, the first step taken is </text:span><text:span text:style-name="T14">sequence[k-1]</text:span><text:span text:style-name="T3">, the next step taken is </text:span><text:span text:style-name="T14">sequence[2*k-1]</text:span><text:span text:style-name="T3">, and so on), your opponent ends up at least </text:span><text:span text:style-name="T14">n</text:span><text:span text:style-name="T3"> steps away from the starting point, falling to his indirectly chosen doom. </text:span></text:p>
      <text:p text:style-name="P2"/>
      <text:p text:style-name="P1"><text:span text:style-name="T3">This function should find and return the value of </text:span><text:span text:style-name="T14">k</text:span><text:span text:style-name="T3"> that makes your opponent fall off the platform after the smallest number of moves. To ensure the existence of some solution, the given </text:span><text:span text:style-name="T14">sequence</text:span><text:span text:style-name="T3"> is guaranteed to end with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sequence</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list(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the </text:span><text:span text:style-name="T4">median element</text:span><text:span text:style-name="T3">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Some examples on the Wikipedia scoring table show the score that some dice would score </text:span><text:span text:style-name="T4">in that particular category</text:span><text:span text:style-name="T3">, but this is not necessarily equal to the maximum score that is in principle attainable with those dice. For example, (1, 1, 1) given in the category "Ones" does indeed score only three points in that category, whereas it would score 25 points in the category "Three of a kind".</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5, 5, 3]</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2"/>
      <text:p text:style-name="P1"><text:span text:style-name="T3">There exist only 6</text:span><text:span text:style-name="T27">3</text:span><text:span text:style-name="T3"> = 216 possible argument value combinations, so your function ought to answer them swiftly in total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a list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6</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void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3), (0,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eternally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that satisfy </text:span><text:span text:style-name="T14">0 &lt;= i &lt; len(piles)</text:span><text:span text:style-name="T3">, and all other positions initially contain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and wide enough to stabilize everywhere.</text:span></text:p>
      <text:p text:style-name="P2"/>
      <text:p text:style-name="P1"><text:span text:style-name="T3">The unique end state of this back-and-forth dance where all positions are finally stable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note how whenever some pile contains </text:span><text:span text:style-name="T14">k*(left+right)</text:span><text:span text:style-name="T3"> coins for some </text:span><text:span text:style-name="T14">k &gt; 0</text:span><text:span text:style-name="T3">, you might as well scoop </text:span><text:span text:style-name="T14">k*left</text:span><text:span text:style-name="T3"> coins into the previous pile and </text:span><text:span text:style-name="T14">k*right</text:span><text:span text:style-name="T3"> coins into the next pile in one move. This will be much faster than sloughing through </text:span><text:span text:style-name="T14">k</text:span><text:span text:style-name="T3"> separate little moves that individually move only </text:span><text:span text:style-name="T14">(left + right)</text:span><text:span text:style-name="T3"> coins each time to achieve the same end result. The difficulty of this problem is handling the counts for negative positions. A list can be prepended from the front, yes, but lists are basically special cases of dictionaries with all indices restricted to consecutive integ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3, [5, 3, 3, 3, 6])</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and save some significant memory, since at that point the queue already contains the final result for you to pop out...)</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only with logarithmic order of growth.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This rule eliminates enough terms from the infinite sum to make it converge to a finite limit, since terms that do not contain the digit nine get exponentially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taken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pretty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is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wo-parameter distance function </text:span><text:span text:style-name="T14">df</text:span><text:span text:style-name="T3"> that tells how far each character is from the other character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4"><text:bookmark text:name="_8h1jsly832gj"/></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4"><text:bookmark text:name="_fvssgmw7qoks"/></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CBEGBHGCD'</text:span></text:p>
          </table:table-cell>
          <table:table-cell table:style-name="Table68.A1" office:value-type="string">
            <text:p text:style-name="P7"><text:span text:style-name="T14">['sabianism', 'variative']</text:span></text:p>
          </table:table-cell>
        </table:table-row>
        <table:table-row table:style-name="Table68.1">
          <table:table-cell table:style-name="Table68.A1" office:value-type="string">
            <text:p text:style-name="P7"><text:span text:style-name="T14">'AFGHCFECH'</text:span></text:p>
          </table:table-cell>
          <table:table-cell table:style-name="Table68.A1" office:value-type="string">
            <text:p text:style-name="P7"><text:span text:style-name="T14">['capitasti', 'capotasto', 'corevolve', 'craterlet', 'nauseates', 'prolarval', 'schnecken']</text:span></text:p>
          </table:table-cell>
        </table:table-row>
        <table:table-row table:style-name="Table68.1">
          <table:table-cell table:style-name="Table68.A1" office:value-type="string">
            <text:p text:style-name="P7"><text:span text:style-name="T14">'BDADCAF'</text:span></text:p>
          </table:table-cell>
          <table:table-cell table:style-name="Table68.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and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any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1884838895"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happens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51, 145)</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determine the answer. Achieving this efficiency is the central educational point of this particular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humongous integer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o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list(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7, 0), (4, 0)]</text:span></text:p>
          </table:table-cell>
          <table:table-cell table:style-name="Table86.A1" office:value-type="string">
            <text:p text:style-name="P3"><text:span text:style-name="T14">9</text:span></text:p>
          </table:table-cell>
          <table:table-cell table:style-name="Table86.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9">i</text:span><text:span text:style-name="T3"> and </text:span><text:span text:style-name="T5">F</text:span><text:span text:style-name="T29">i</text:span><text:span text:style-name="T28">+1</text:span><text:span text:style-name="T3">, these two can always be replaced by </text:span><text:span text:style-name="T5">F</text:span><text:span text:style-name="T29">i</text:span><text:span text:style-name="T28">+2</text:span><text:span text:style-name="T3"> without affecting the total. Doing this replacement from highest terms down guarantees that </text:span><text:span text:style-name="T5">F</text:span><text:span text:style-name="T29">i</text:span><text:span text:style-name="T28">+2</text:span><text:span text:style-name="T3"> is not already being used, since with the value </text:span><text:span text:style-name="T5">F</text:span><text:span text:style-name="T29">i</text:span><text:span text:style-name="T28">+1</text:span><text:span text:style-name="T3"> assumed to exist, these two would have been turned into </text:span><text:span text:style-name="T5">F</text:span><text:span text:style-name="T29">i</text:span><text:span text:style-name="T28">+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0**6</text:span></text:p>
          </table:table-cell>
          <table:table-cell table:style-name="Table87.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a*e*i*o'</text:span></text:p>
          </table:table-cell>
          <table:table-cell table:style-name="Table89.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7">3</text:span><text:span text:style-name="T3"> + 5</text:span><text:span text:style-name="T27">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948028952"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3379308113"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36" meta:word-count="29239" meta:character-count="167290" meta:non-whitespace-character-count="140041"/>
    <meta:generator>LibreOfficeDev/6.0.5.2$Linux_X86_64 LibreOffice_project/</meta:generator>
  </office:meta>
</office:document-meta>
</file>